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cm" fo:margin-bottom="0.499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lonlea</text:p>
      <text:p text:style-name="P2">Ballinteer Road</text:p>
      <text:p text:style-name="P2">Dublin 16</text:p>
      <text:p text:style-name="P2"/>
      <text:p text:style-name="P2">30th March 2015</text:p>
      <text:p text:style-name="P2"/>
      <text:p text:style-name="P2"/>
      <text:p text:style-name="P2"/>
      <text:p text:style-name="P3">Dear Sir or Madam,</text:p>
      <text:p text:style-name="P3"/>
      <text:p text:style-name="P4"/>
      <text:p text:style-name="P4">I give my consent for Kenneth and Anne-Marie McCullagh to apply for planning permission on my property located at Clonlea, Ballinteer Road, Dublin 16. </text:p>
      <text:p text:style-name="P4"><text:line-break/>I have seen a copy of this application and consent fully to same as the landowner.</text:p>
      <text:p text:style-name="P4"/>
      <text:p text:style-name="P1">Sincerely,</text:p>
      <text:p text:style-name="P1"/>
      <text:p text:style-name="P1"/>
      <text:p text:style-name="P1"><draw:line text:anchor-type="paragraph" draw:z-index="0" draw:style-name="gr1" draw:text-style-name="P5" svg:x1="0.049cm" svg:y1="0.367cm" svg:x2="5.605cm" svg:y2="0.367cm"><text:p/></draw:line></text:p>
      <text:p text:style-name="P1">Brigid McCullag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 McCullagh</meta:initial-creator>
    <meta:creation-date>2015-03-25T15:16:23</meta:creation-date>
    <dc:date>2015-03-25T15:47:16</dc:date>
    <dc:creator>Ken McCullagh</dc:creator>
    <meta:editing-duration>PT27M45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9" meta:word-count="55" meta:character-count="324" meta:non-whitespace-character-count="276"/>
  </office:meta>
</office:document-meta>
</file>